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3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4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5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6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7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8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9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10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11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12" style:family="paragraph" style:parent-style-name="Standard" style:list-style-name="L10">
      <style:paragraph-properties fo:margin-top="0in" fo:margin-bottom="0.1598in" loext:contextual-spacing="false"/>
      <style:text-properties style:font-name="Lato"/>
    </style:style>
    <style:style style:name="P13" style:family="paragraph" style:parent-style-name="Standard">
      <style:paragraph-properties fo:margin-top="0in" fo:margin-bottom="0.1598in" loext:contextual-spacing="false"/>
      <style:text-properties style:font-name="Lato" fo:background-color="#ffff00"/>
    </style:style>
    <style:style style:name="P14" style:family="paragraph" style:parent-style-name="Standard" style:list-style-name="L11">
      <style:paragraph-properties fo:margin-top="0in" fo:margin-bottom="0.1598in" loext:contextual-spacing="false"/>
      <style:text-properties style:font-name="Lato" fo:background-color="#ffff00"/>
    </style:style>
    <style:style style:name="P15" style:family="paragraph" style:parent-style-name="Standard" style:list-style-name="L12">
      <style:paragraph-properties fo:margin-top="0in" fo:margin-bottom="0.1598in" loext:contextual-spacing="false"/>
      <style:text-properties style:font-name="Lato" fo:background-color="#ffff00"/>
    </style:style>
    <style:style style:name="P16" style:family="paragraph" style:parent-style-name="Standard" style:list-style-name="L14">
      <style:paragraph-properties fo:margin-top="0in" fo:margin-bottom="0.1598in" loext:contextual-spacing="false"/>
      <style:text-properties style:font-name="Lato" fo:background-color="#ffff00"/>
    </style:style>
    <style:style style:name="P17" style:family="paragraph" style:parent-style-name="Standard" style:list-style-name="L15">
      <style:paragraph-properties fo:margin-top="0in" fo:margin-bottom="0.1598in" loext:contextual-spacing="false"/>
      <style:text-properties style:font-name="Lato" fo:background-color="#ffff00"/>
    </style:style>
    <style:style style:name="P18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ffff00"/>
    </style:style>
    <style:style style:name="P19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ffff00"/>
    </style:style>
    <style:style style:name="P20" style:family="paragraph" style:parent-style-name="Standard" style:list-style-name="L1">
      <style:paragraph-properties fo:margin-top="0in" fo:margin-bottom="0.1598in" loext:contextual-spacing="false"/>
      <style:text-properties style:font-name="Lato" fo:background-color="#ffff00"/>
    </style:style>
    <style:style style:name="P21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ffff00"/>
    </style:style>
    <style:style style:name="P22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ffff00"/>
    </style:style>
    <style:style style:name="P23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ffff00"/>
    </style:style>
    <style:style style:name="P24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ffff00"/>
    </style:style>
    <style:style style:name="P25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ffff00"/>
    </style:style>
    <style:style style:name="P26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ffff00"/>
    </style:style>
    <style:style style:name="P27" style:family="paragraph" style:parent-style-name="Standard" style:list-style-name="L10">
      <style:paragraph-properties fo:margin-top="0in" fo:margin-bottom="0.1598in" loext:contextual-spacing="false"/>
      <style:text-properties style:font-name="Lato" fo:background-color="#ffff00"/>
    </style:style>
    <style:style style:name="P28" style:family="paragraph" style:parent-style-name="Standard" style:list-style-name="L16">
      <style:paragraph-properties fo:margin-top="0in" fo:margin-bottom="0.1598in" loext:contextual-spacing="false"/>
      <style:text-properties style:font-name="Lato" fo:background-color="#ffff00"/>
    </style:style>
    <style:style style:name="P29" style:family="paragraph" style:parent-style-name="Standard" style:list-style-name="L17">
      <style:paragraph-properties fo:margin-top="0in" fo:margin-bottom="0.1598in" loext:contextual-spacing="false"/>
      <style:text-properties style:font-name="Lato" fo:background-color="#ffff00"/>
    </style:style>
    <style:style style:name="P30" style:family="paragraph" style:parent-style-name="Standard" style:list-style-name="L18">
      <style:paragraph-properties fo:margin-top="0in" fo:margin-bottom="0.1598in" loext:contextual-spacing="false"/>
      <style:text-properties style:font-name="Lato" fo:background-color="#ffff00"/>
    </style:style>
    <style:style style:name="P31" style:family="paragraph" style:parent-style-name="Standard" style:list-style-name="L11">
      <style:paragraph-properties fo:margin-top="0in" fo:margin-bottom="0.1598in" loext:contextual-spacing="false"/>
      <style:text-properties style:font-name="Lato"/>
    </style:style>
    <style:style style:name="P32" style:family="paragraph" style:parent-style-name="Standard" style:list-style-name="L12">
      <style:paragraph-properties fo:margin-top="0in" fo:margin-bottom="0.1598in" loext:contextual-spacing="false"/>
      <style:text-properties style:font-name="Lato"/>
    </style:style>
    <style:style style:name="P33" style:family="paragraph" style:parent-style-name="Standard" style:list-style-name="L13">
      <style:paragraph-properties fo:margin-top="0in" fo:margin-bottom="0.1598in" loext:contextual-spacing="false"/>
      <style:text-properties style:font-name="Lato"/>
    </style:style>
    <style:style style:name="P34" style:family="paragraph" style:parent-style-name="Standard" style:list-style-name="L14">
      <style:paragraph-properties fo:margin-top="0in" fo:margin-bottom="0.1598in" loext:contextual-spacing="false"/>
      <style:text-properties style:font-name="Lato"/>
    </style:style>
    <style:style style:name="P35" style:family="paragraph" style:parent-style-name="Standard" style:list-style-name="L15">
      <style:paragraph-properties fo:margin-top="0in" fo:margin-bottom="0.1598in" loext:contextual-spacing="false"/>
      <style:text-properties style:font-name="Lato"/>
    </style:style>
    <style:style style:name="P36" style:family="paragraph" style:parent-style-name="Standard" style:list-style-name="L16">
      <style:paragraph-properties fo:margin-top="0in" fo:margin-bottom="0.1598in" loext:contextual-spacing="false"/>
      <style:text-properties style:font-name="Lato"/>
    </style:style>
    <style:style style:name="P37" style:family="paragraph" style:parent-style-name="Standard" style:list-style-name="L17">
      <style:paragraph-properties fo:margin-top="0in" fo:margin-bottom="0.1598in" loext:contextual-spacing="false"/>
      <style:text-properties style:font-name="Lato"/>
    </style:style>
    <style:style style:name="P38" style:family="paragraph" style:parent-style-name="Standard" style:list-style-name="L18">
      <style:paragraph-properties fo:margin-top="0in" fo:margin-bottom="0.1598in" loext:contextual-spacing="false"/>
      <style:text-properties style:font-name="Lato"/>
    </style:style>
    <style:style style:name="T1" style:family="text">
      <style:text-properties officeooo:rsid="0022ca12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An absolute path always starts with which character?</text:p>
      <text:list xml:id="list4068722881" text:style-name="L1">
        <text:list-item>
          <text:p text:style-name="P3">~</text:p>
        </text:list-item>
        <text:list-item>
          <text:p text:style-name="P20">/</text:p>
        </text:list-item>
        <text:list-item>
          <text:p text:style-name="P3">.</text:p>
        </text:list-item>
        <text:list-item>
          <text:p text:style-name="P3">\</text:p>
        </text:list-item>
      </text:list>
      <text:p text:style-name="P1"/>
      <text:p text:style-name="P1"/>
      <text:p text:style-name="P1">Question 2</text:p>
      <text:p text:style-name="P1">Environment variables are:</text:p>
      <text:list xml:id="list4175855540" text:style-name="L2">
        <text:list-item>
          <text:p text:style-name="P4">Not used by shells at all</text:p>
        </text:list-item>
        <text:list-item>
          <text:p text:style-name="P18">Passed into other shells and commands</text:p>
        </text:list-item>
        <text:list-item>
          <text:p text:style-name="P4">Are not a valid type of variable</text:p>
        </text:list-item>
        <text:list-item>
          <text:p text:style-name="P4">Only available to the shell they are created in</text:p>
        </text:list-item>
      </text:list>
      <text:p text:style-name="P1"/>
      <text:p text:style-name="P1"/>
      <text:p text:style-name="P1">Question 3</text:p>
      <text:p text:style-name="P1">Shell variables are used to:</text:p>
      <text:list xml:id="list1526115185" text:style-name="L3">
        <text:list-item>
          <text:p text:style-name="P19">Hold critical system information</text:p>
        </text:list-item>
        <text:list-item>
          <text:p text:style-name="P5">Prevent users from logging in</text:p>
        </text:list-item>
        <text:list-item>
          <text:p text:style-name="P5">Hide passwords</text:p>
        </text:list-item>
        <text:list-item>
          <text:p text:style-name="P5">Reboot the system</text:p>
        </text:list-item>
      </text:list>
      <text:p text:style-name="P1"/>
      <text:p text:style-name="P1"/>
      <text:p text:style-name="P1">Question 4</text:p>
      <text:p text:style-name="P1">The PATH environment variable is used for:</text:p>
      <text:list xml:id="list2448435747" text:style-name="L4">
        <text:list-item>
          <text:p text:style-name="P21">Specifying directories to search for executable files</text:p>
        </text:list-item>
        <text:list-item>
          <text:p text:style-name="P6">Specifying locations where ordinary users can navigate</text:p>
        </text:list-item>
        <text:list-item>
          <text:p text:style-name="P6">Specifying locations that are writable for the user</text:p>
        </text:list-item>
        <text:list-item>
          <text:p text:style-name="P6">Specifying directories to contain documentation</text:p>
        </text:list-item>
      </text:list>
      <text:p text:style-name="P1"><text:soft-page-break/>Question 5</text:p>
      <text:p text:style-name="P1">The /sbin directory contains:</text:p>
      <text:list xml:id="list687230244" text:style-name="L5">
        <text:list-item>
          <text:p text:style-name="P22">Essential administrative commands</text:p>
        </text:list-item>
        <text:list-item>
          <text:p text:style-name="P7">Nothing; it is not a valid directory</text:p>
        </text:list-item>
        <text:list-item>
          <text:p text:style-name="P7">Commands that have been compiled from local sources</text:p>
        </text:list-item>
        <text:list-item>
          <text:p text:style-name="P7">The most fundamental commands that are essential</text:p>
        </text:list-item>
      </text:list>
      <text:p text:style-name="P1"/>
      <text:p text:style-name="P1"/>
      <text:p text:style-name="P1">Question 6</text:p>
      <text:p text:style-name="P1">Which of the following commands will execute the last command that started with ec:</text:p>
      <text:list xml:id="list3160173853" text:style-name="L6">
        <text:list-item>
          <text:p text:style-name="P8">!!ec</text:p>
        </text:list-item>
        <text:list-item>
          <text:p text:style-name="P8">!ec</text:p>
        </text:list-item>
        <text:list-item>
          <text:p text:style-name="P23">!!</text:p>
        </text:list-item>
        <text:list-item>
          <text:p text:style-name="P8">!-ec</text:p>
        </text:list-item>
      </text:list>
      <text:p text:style-name="P1"/>
      <text:p text:style-name="P1"/>
      <text:p text:style-name="P1">Question 7</text:p>
      <text:p text:style-name="P1">Which of the following files is specific to each user and executed every time a bash shell is opened?</text:p>
      <text:list xml:id="list56246479" text:style-name="L7">
        <text:list-item>
          <text:p text:style-name="P9">/etc/bashrc</text:p>
        </text:list-item>
        <text:list-item>
          <text:p text:style-name="P9">/etc/profile</text:p>
        </text:list-item>
        <text:list-item>
          <text:p text:style-name="P24">~/.bashrc</text:p>
        </text:list-item>
        <text:list-item>
          <text:p text:style-name="P9">~/.bash_profile</text:p>
        </text:list-item>
      </text:list>
      <text:p text:style-name="P1"/>
      <text:p text:style-name="P1"/>
      <text:p text:style-name="P1">Question 8</text:p>
      <text:p text:style-name="P1">Which of the following files is specific to each user and executed only during login?</text:p>
      <text:list xml:id="list3910615687" text:style-name="L8">
        <text:list-item>
          <text:p text:style-name="P25">~/.bash_profile</text:p>
        </text:list-item>
        <text:list-item>
          <text:p text:style-name="P10">/etc/profile</text:p>
        </text:list-item>
        <text:list-item>
          <text:p text:style-name="P10">/etc/bashrc</text:p>
        </text:list-item>
        <text:list-item>
          <text:p text:style-name="P10">~/.bashrc</text:p>
        </text:list-item>
      </text:list>
      <text:p text:style-name="P1"><text:soft-page-break/></text:p>
      <text:p text:style-name="P1">Question 9</text:p>
      <text:p text:style-name="P1">Which of the following is a valid way to add the /data directory to the existing PATH variable?</text:p>
      <text:list xml:id="list1270351936" text:style-name="L9">
        <text:list-item>
          <text:p text:style-name="P11">$PATH=/data</text:p>
        </text:list-item>
        <text:list-item>
          <text:p text:style-name="P11">$PATH=$PATH:/data</text:p>
        </text:list-item>
        <text:list-item>
          <text:p text:style-name="P11">PATH=/data</text:p>
        </text:list-item>
        <text:list-item>
          <text:p text:style-name="P26">PATH=$PATH:/data</text:p>
        </text:list-item>
      </text:list>
      <text:p text:style-name="P1"/>
      <text:p text:style-name="P1"/>
      <text:p text:style-name="P1">Question 10</text:p>
      <text:p text:style-name="P1">Which of the following will create a variable?</text:p>
      <text:list xml:id="list1591628310" text:style-name="L10">
        <text:list-item>
          <text:p text:style-name="P12">variable value</text:p>
        </text:list-item>
        <text:list-item>
          <text:p text:style-name="P12">variable+value</text:p>
        </text:list-item>
        <text:list-item>
          <text:p text:style-name="P12">variable~value</text:p>
        </text:list-item>
        <text:list-item>
          <text:p text:style-name="P27">variable=value</text:p>
        </text:list-item>
      </text:list>
      <text:p text:style-name="P1"/>
      <text:p text:style-name="P1"/>
      <text:p text:style-name="P1">Question <text:span text:style-name="T1">11</text:span></text:p>
      <text:p text:style-name="P1">If you want to delete a variable, you can run:</text:p>
      <text:list xml:id="list3364965434" text:style-name="L16">
        <text:list-item>
          <text:p text:style-name="P36">delete</text:p>
        </text:list-item>
        <text:list-item>
          <text:p text:style-name="P28">unset</text:p>
        </text:list-item>
        <text:list-item>
          <text:p text:style-name="P36">wipe</text:p>
        </text:list-item>
        <text:list-item>
          <text:p text:style-name="P36">clear</text:p>
          <text:p text:style-name="P36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 5</text:p>
      <text:p text:style-name="P1">To process a script file in the current context, you execute:</text:p>
      <text:p text:style-name="P1">(choose two)</text:p>
      <text:p text:style-name="P13">source</text:p>
      <text:p text:style-name="P1">include</text:p>
      <text:p text:style-name="P13">.</text:p>
      <text:p text:style-name="P1">exec</text:p>
      <text:p text:style-name="P1"/>
      <text:p text:style-name="P1"/>
      <text:p text:style-name="P1">Question 6</text:p>
      <text:p text:style-name="P1">When specifying a path, the __ character symbolizes the current directory.</text:p>
      <text:list xml:id="list2486905147" text:style-name="L17">
        <text:list-item>
          <text:p text:style-name="P37">/</text:p>
        </text:list-item>
        <text:list-item>
          <text:p text:style-name="P37">..</text:p>
        </text:list-item>
        <text:list-item>
          <text:p text:style-name="P29">.</text:p>
        </text:list-item>
        <text:list-item>
          <text:p text:style-name="P37">~</text:p>
        </text:list-item>
      </text:list>
      <text:p text:style-name="P1"/>
      <text:p text:style-name="P1">Question 7</text:p>
      <text:p text:style-name="P1">Which of the following files is for all bash shell users and executed every time a bash shell is opened?</text:p>
      <text:list xml:id="list1027530572" text:style-name="L18">
        <text:list-item>
          <text:p text:style-name="P38">~/.bashrc</text:p>
        </text:list-item>
        <text:list-item>
          <text:p text:style-name="P30">/etc/bashrc</text:p>
        </text:list-item>
        <text:list-item>
          <text:p text:style-name="P38">/etc/profile</text:p>
        </text:list-item>
        <text:list-item>
          <text:p text:style-name="P38">~/.bash_profile</text:p>
        </text:list-item>
      </text:list>
      <text:p text:style-name="P1"/>
      <text:p text:style-name="P1">Question <text:span text:style-name="T1">11</text:span></text:p>
      <text:p text:style-name="P1">To view all current variables, you can use:</text:p>
      <text:list xml:id="list396215088" text:style-name="L12">
        <text:list-item>
          <text:p text:style-name="P15">set</text:p>
        </text:list-item>
        <text:list-item>
          <text:p text:style-name="P32">dump</text:p>
        </text:list-item>
        <text:list-item>
          <text:p text:style-name="P32">var</text:p>
        </text:list-item>
        <text:list-item>
          <text:p text:style-name="P32">view</text:p>
        </text:list-item>
      </text:list>
      <text:p text:style-name="P1"><text:soft-page-break/></text:p>
      <text:p text:style-name="P1">Question <text:span text:style-name="T1">12</text:span></text:p>
      <text:p text:style-name="P1">The path /data/file.txt is:</text:p>
      <text:list xml:id="list69223028" text:style-name="L11">
        <text:list-item>
          <text:p text:style-name="P31">A relative path</text:p>
        </text:list-item>
        <text:list-item>
          <text:p text:style-name="P31">A circular path</text:p>
        </text:list-item>
        <text:list-item>
          <text:p text:style-name="P14">An absolute path</text:p>
        </text:list-item>
        <text:list-item>
          <text:p text:style-name="P31">An invalid path</text:p>
        </text:list-item>
      </text:list>
      <text:p text:style-name="P1"/>
      <text:p text:style-name="P1">Question 4</text:p>
      <text:p text:style-name="P1">Local variables are:</text:p>
      <text:list xml:id="list3789906173" text:style-name="L14">
        <text:list-item>
          <text:p text:style-name="P34">Not used by shells at all</text:p>
        </text:list-item>
        <text:list-item>
          <text:p text:style-name="P16">Only available to the shell they are created in</text:p>
        </text:list-item>
        <text:list-item>
          <text:p text:style-name="P34">Are not a valid type of variable</text:p>
        </text:list-item>
        <text:list-item>
          <text:p text:style-name="P34">Passed into other shells and commands</text:p>
        </text:list-item>
      </text:list>
      <text:p text:style-name="P1"/>
      <text:p text:style-name="P1"/>
      <text:p text:style-name="P1">Question 3</text:p>
      <text:p text:style-name="P1">Environment variables cannot be created by which command?</text:p>
      <text:list xml:id="list2704817030" text:style-name="L15">
        <text:list-item>
          <text:p text:style-name="P17">set</text:p>
        </text:list-item>
        <text:list-item>
          <text:p text:style-name="P35">export</text:p>
        </text:list-item>
        <text:list-item>
          <text:p text:style-name="P35">declare</text:p>
        </text:list-item>
        <text:list-item>
          <text:p text:style-name="P35">typese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08:33:29.268907415</meta:creation-date>
    <meta:generator>LibreOffice/6.4.7.2$Linux_X86_64 LibreOffice_project/40$Build-2</meta:generator>
    <dc:date>2022-03-28T13:11:09.519658166</dc:date>
    <meta:editing-duration>PT40M40S</meta:editing-duration>
    <meta:editing-cycles>4</meta:editing-cycles>
    <meta:document-statistic meta:table-count="0" meta:image-count="0" meta:object-count="0" meta:page-count="5" meta:paragraph-count="109" meta:word-count="465" meta:character-count="2507" meta:non-whitespace-character-count="2219"/>
  </office:meta>
</office:document-meta>
</file>